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style="normal" fo:font-weight="bold" officeooo:rsid="0018713f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style="normal" fo:font-weight="bold" officeooo:rsid="0018713f" officeooo:paragraph-rsid="0018713f" style:font-size-asian="13pt" style:font-weight-asian="bold" style:font-size-complex="13pt" style:font-weight-complex="bold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style="normal" fo:font-weight="bold" officeooo:rsid="0018713f" officeooo:paragraph-rsid="001a5c55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style="normal" fo:font-weight="bold" officeooo:rsid="001a380a" officeooo:paragraph-rsid="001a380a" style:font-size-asian="13pt" style:font-weight-asian="bold" style:font-size-complex="13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style="normal" fo:font-weight="bold" officeooo:rsid="0018fb5f" officeooo:paragraph-rsid="001a380a" style:font-size-asian="13pt" style:font-weight-asian="bold" style:font-size-complex="13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style="normal" fo:font-weight="bold" officeooo:rsid="001a5c55" officeooo:paragraph-rsid="001a5c55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style:font-size-asian="13pt" style:font-size-complex="13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weight="bold" officeooo:rsid="0018fb5f" officeooo:paragraph-rsid="0018fb5f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Ubuntu Mono" fo:font-size="13pt" fo:letter-spacing="normal" fo:font-weight="bold" officeooo:rsid="001a380a" officeooo:paragraph-rsid="001a380a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weight="bold" officeooo:rsid="001c3bee" officeooo:paragraph-rsid="001c7562" style:font-size-asian="13pt" style:font-weight-asian="bold" style:font-size-complex="13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3pt" fo:letter-spacing="normal" fo:font-weight="normal" style:font-size-asian="13pt" style:font-weight-asian="normal" style:font-size-complex="13pt" style:font-weight-complex="normal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bold" officeooo:rsid="0018713f" officeooo:paragraph-rsid="0018713f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bold" officeooo:rsid="0018713f" officeooo:paragraph-rsid="001a5c55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normal" officeooo:paragraph-rsid="001d4fcb" style:font-size-asian="12pt" style:font-size-complex="12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normal" officeooo:paragraph-rsid="001a5c55" style:font-size-asian="12pt" style:font-size-complex="12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style="normal" fo:font-weight="normal" officeooo:paragraph-rsid="001a380a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style:font-size-asian="12pt" style:font-size-complex="12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230bb8" style:font-size-asian="12pt" style:font-size-complex="12pt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d4fcb" style:font-size-asian="12pt" style:font-size-complex="12p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8fb5f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a380a" style:font-size-asian="12pt" style:font-size-complex="12pt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a5c55" style:font-size-asian="12pt" style:font-size-complex="12p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c7562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d4fcb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Ubuntu Mono" fo:font-size="12pt" fo:letter-spacing="normal" officeooo:paragraph-rsid="001a380a" style:font-size-asian="12pt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weight="bold" officeooo:rsid="0018fb5f" officeooo:paragraph-rsid="001a380a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weight="bold" officeooo:rsid="0018713f" officeooo:paragraph-rsid="0018fb5f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2pt" fo:letter-spacing="normal" fo:font-weight="bold" officeooo:rsid="0018713f" officeooo:paragraph-rsid="001a380a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Ubuntu Mono" fo:font-size="14pt" fo:letter-spacing="normal" fo:font-style="normal" fo:font-weight="bold" officeooo:rsid="002532fc" officeooo:paragraph-rsid="002532fc" style:font-size-asian="14pt" style:font-weight-asian="bold" style:font-size-complex="14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style:font-weight-asian="normal" style:font-weight-complex="normal"/>
    </style:style>
    <style:style style:name="T4" style:family="text">
      <style:text-properties fo:font-style="normal" fo:font-weight="normal" officeooo:rsid="001d4fcb" style:font-weight-asian="normal" style:font-weight-complex="normal"/>
    </style:style>
    <style:style style:name="T5" style:family="text">
      <style:text-properties fo:font-style="normal" fo:font-weight="normal" officeooo:rsid="001e6ef7" style:font-weight-asian="normal" style:font-weight-complex="normal"/>
    </style:style>
    <style:style style:name="T6" style:family="text">
      <style:text-properties fo:font-style="normal" fo:font-weight="normal" officeooo:rsid="0018713f" style:font-weight-asian="bold" style:font-weight-complex="bold"/>
    </style:style>
    <style:style style:name="T7" style:family="text">
      <style:text-properties fo:font-style="normal" fo:font-weight="normal" officeooo:rsid="001c3bee" style:font-weight-asian="bold" style:font-weight-complex="bold"/>
    </style:style>
    <style:style style:name="T8" style:family="text">
      <style:text-properties fo:font-style="normal" fo:font-weight="normal" officeooo:rsid="001a380a"/>
    </style:style>
    <style:style style:name="T9" style:family="text">
      <style:text-properties fo:font-style="normal" fo:font-weight="normal" officeooo:rsid="001c3bee"/>
    </style:style>
    <style:style style:name="T10" style:family="text">
      <style:text-properties fo:font-style="normal" fo:font-weight="normal" officeooo:rsid="001c7562"/>
    </style:style>
    <style:style style:name="T11" style:family="text">
      <style:text-properties fo:font-style="normal" fo:font-weight="normal" officeooo:rsid="001d4fcb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18713f" style:font-weight-asian="bold" style:font-weight-complex="bold"/>
    </style:style>
    <style:style style:name="T14" style:family="text">
      <style:text-properties fo:font-style="normal" fo:font-weight="bold" officeooo:rsid="0018fb5f" style:font-weight-asian="bold" style:font-weight-complex="bold"/>
    </style:style>
    <style:style style:name="T15" style:family="text">
      <style:text-properties fo:font-style="normal" officeooo:rsid="0018713f"/>
    </style:style>
    <style:style style:name="T16" style:family="text">
      <style:text-properties fo:font-style="normal" officeooo:rsid="0018fb5f"/>
    </style:style>
    <style:style style:name="T17" style:family="text">
      <style:text-properties fo:font-style="normal" officeooo:rsid="001a380a"/>
    </style:style>
    <style:style style:name="T18" style:family="text">
      <style:text-properties fo:color="#24292e" fo:font-style="normal" fo:font-weight="normal" officeooo:rsid="001e6ef7" style:font-weight-asian="normal" style:font-weight-complex="normal"/>
    </style:style>
    <style:style style:name="T19" style:family="text">
      <style:text-properties fo:color="#24292e" fo:font-style="normal" fo:font-weight="normal" officeooo:rsid="001e6ef7" style:font-name-asian="Liberation Mono" style:font-weight-asian="normal" style:font-name-complex="Liberation Mono" style:font-weight-complex="normal"/>
    </style:style>
    <style:style style:name="T20" style:family="text">
      <style:text-properties fo:color="#24292e" fo:font-style="normal" fo:font-weight="bold" officeooo:rsid="001e6ef7" style:font-weight-asian="bold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Byobu</text:p>
      <text:p text:style-name="P12"/>
      <text:p text:style-name="P2">Creation</text:p>
      <text:p text:style-name="P18"><text:s text:c="2"/><text:span text:style-name="T2">F2 <text:s text:c="30"/>Create a </text:span><text:span text:style-name="T3">new</text:span><text:span text:style-name="T12"> window</text:span></text:p>
      <text:p text:style-name="P19"><text:s text:c="2"/><text:span text:style-name="T10">Ctrl-a %</text:span><text:span text:style-name="T2"> <text:s text:c="24"/>Create a </text:span><text:span text:style-name="T12">horizontal</text:span><text:span text:style-name="T2"> split</text:span></text:p>
      <text:p text:style-name="P14"><text:s text:c="2"/>Shift-F2</text:p>
      <text:p text:style-name="P19"><text:s text:c="2"/><text:span text:style-name="T10">Ctrl-a |</text:span><text:span text:style-name="T2"> <text:s text:c="24"/>Create a </text:span><text:span text:style-name="T12">vertical</text:span><text:span text:style-name="T2"> split</text:span></text:p>
      <text:p text:style-name="P14"><text:s text:c="2"/>Ctrl-F2 </text:p>
      <text:p text:style-name="P19"><text:s text:c="2"/><text:span text:style-name="T2">Ctrl-Shift-F2 <text:s text:c="19"/>Create a new </text:span><text:span text:style-name="T12">session</text:span></text:p>
      <text:p text:style-name="P1">Focus</text:p>
      <text:p text:style-name="P19"><text:s/><text:span text:style-name="T2"><text:s/>Alt-Left/Right <text:s text:c="18"/>Move focus among </text:span><text:span text:style-name="T12">windows</text:span></text:p>
      <text:p text:style-name="P14"><text:s text:c="2"/>F3/F4</text:p>
      <text:p text:style-name="P24"><text:s text:c="2"/><text:span text:style-name="T10">Ctrl-a Ctrl-a</text:span><text:span text:style-name="T2"> <text:s text:c="19"/></text:span><text:span text:style-name="T11">Cycle</text:span><text:span text:style-name="T2"> focus among </text:span><text:span text:style-name="T12">windows</text:span></text:p>
      <text:p text:style-name="P24"><text:span text:style-name="T12"><text:s text:c="2"/></text:span><text:span text:style-name="T4">Ctrl-a </text:span><text:span text:style-name="T5">&lt;N&gt; <text:s text:c="22"/>Focus </text:span><text:span text:style-name="T20">window number</text:span><text:span text:style-name="T18"> N</text:span></text:p>
      <text:p text:style-name="P24"><text:span text:style-name="T18"><text:s text:c="2"/>Ctrl-a </text:span><text:span text:style-name="T19">" <text:s text:c="24"/></text:span><text:span text:style-name="T18">Select from </text:span><text:span text:style-name="T20">list</text:span><text:span text:style-name="T18"> of all </text:span><text:span text:style-name="T20">windows</text:span></text:p>
      <text:p text:style-name="P17"><text:s text:c="2"/><text:span text:style-name="T2">Alt-Up/Down <text:s text:c="21"/>Move focus among </text:span><text:span text:style-name="T12">sessions</text:span></text:p>
      <text:p text:style-name="P17"><text:s text:c="2"/><text:span text:style-name="T2">Shift-Left/Right/Up/Down <text:s text:c="8"/>Move focus among </text:span><text:span text:style-name="T12">splits</text:span></text:p>
      <text:p text:style-name="P17"><text:s text:c="2"/><text:span text:style-name="T2">Shift-F3/F4</text:span></text:p>
      <text:p text:style-name="P11"><text:span text:style-name="T15">Move</text:span><text:span text:style-name="T16">ment</text:span></text:p>
      <text:p text:style-name="P17"><text:s text:c="2"/><text:span text:style-name="T2">Ctrl-F3/F4 <text:s text:c="22"/>Move a </text:span><text:span text:style-name="T12">split</text:span></text:p>
      <text:p text:style-name="P17"><text:s text:c="2"/><text:span text:style-name="T2">Ctrl-Shift-F3/F4 <text:s text:c="16"/>Move a </text:span><text:span text:style-name="T12">window</text:span></text:p>
      <text:p text:style-name="P7"><text:span text:style-name="T13">Resiz</text:span><text:span text:style-name="T14">ing</text:span></text:p>
      <text:p text:style-name="P17"><text:s text:c="2"/><text:span text:style-name="T2">Shift-Alt-Left/Right/Up/Down <text:s text:c="4"/></text:span><text:span text:style-name="T3">Resize</text:span><text:span text:style-name="T2"> a </text:span><text:span text:style-name="T12">split</text:span></text:p>
      <text:p text:style-name="P8">Renaming</text:p>
      <text:p text:style-name="P20"><text:s text:c="2"/><text:span text:style-name="T2">F8 <text:s text:c="30"/>Rename the current </text:span><text:span text:style-name="T12">window</text:span></text:p>
      <text:p text:style-name="P20"><text:s text:c="2"/><text:span text:style-name="T2">Ctrl-F8 <text:s text:c="25"/>Rename the current </text:span><text:span text:style-name="T12">session</text:span></text:p>
      <text:p text:style-name="P8">Layout</text:p>
      <text:p text:style-name="P20"><text:s text:c="2"/><text:span text:style-name="T2">Shift-F8 <text:s text:c="24"/></text:span><text:span text:style-name="T12">Toggle</text:span><text:span text:style-name="T2"> through split arrangements</text:span></text:p>
      <text:p text:style-name="P20"><text:s text:c="2"/><text:span text:style-name="T2">Alt-Shift-F8 <text:s text:c="20"/></text:span><text:span text:style-name="T12">Restore</text:span><text:span text:style-name="T2"> a split-pane layout</text:span></text:p>
      <text:p text:style-name="P20"><text:span text:style-name="T2"><text:s text:c="2"/>Ctrl-Shift-F8 <text:s text:c="19"/></text:span><text:span text:style-name="T12">Save</text:span><text:span text:style-name="T2"> the current split-pane layout</text:span></text:p>
      <text:p text:style-name="P20"><text:s text:c="2"/><text:span text:style-name="T2">F11 <text:s text:c="29"/></text:span></text:p>
      <text:p text:style-name="P20"><text:s text:c="2"/><text:span text:style-name="T2">Alt-F11 <text:s text:c="25"/></text:span><text:span text:style-name="T12">Expand</text:span><text:span text:style-name="T2"> split to a full window</text:span></text:p>
      <text:p text:style-name="P20"><text:s text:c="2"/><text:span text:style-name="T2">Shift-F11 <text:s text:c="23"/></text:span><text:span text:style-name="T12">Zoom</text:span><text:span text:style-name="T2"> into a split, zoom out of a split</text:span></text:p>
      <text:p text:style-name="P27"><text:span text:style-name="T1"><text:s text:c="2"/></text:span><text:span text:style-name="T2">Ctrl-F11 <text:s text:c="24"/></text:span><text:span text:style-name="T1">Join</text:span><text:span text:style-name="T2"> window into a vertical split</text:span></text:p>
      <text:p text:style-name="P4">Global</text:p>
      <text:p text:style-name="P21"><text:s text:c="2"/><text:span text:style-name="T2">Ctrl-F9 <text:s text:c="25"/>Enter command and run in all </text:span><text:span text:style-name="T12">windows</text:span></text:p>
      <text:p text:style-name="P21"><text:s text:c="2"/><text:span text:style-name="T2">Shift-F9 <text:s text:c="24"/>Enter command and run in all </text:span><text:span text:style-name="T12">splits</text:span></text:p>
      <text:p text:style-name="P26"><text:span text:style-name="T1"><text:s text:c="2"/></text:span><text:span text:style-name="T2">Alt-F9 <text:s text:c="26"/>Toggle sending keyboard input to all splits</text:span></text:p>
      <text:p text:style-name="P5">Toggle</text:p>
      <text:p text:style-name="P21"><text:s text:c="2"/><text:span text:style-name="T2">Shift-F12 <text:s text:c="23"/>Toggle on/off Byobu's </text:span><text:span text:style-name="T12">keybindings</text:span></text:p>
      <text:p text:style-name="P25"><text:s text:c="2"/><text:span text:style-name="T2">Alt-F12 <text:s text:c="25"/>Toggle on/off Byobu's </text:span><text:span text:style-name="T12">mouse support</text:span></text:p>
      <text:p text:style-name="P9"><text:span text:style-name="T15">D</text:span><text:span text:style-name="T1">etach</text:span></text:p>
      <text:p text:style-name="P25"><text:s text:c="2"/><text:span text:style-name="T2">F6 <text:s text:c="30"/>Detach session and then </text:span><text:span text:style-name="T12">logout</text:span></text:p>
      <text:p text:style-name="P25"><text:s text:c="2"/><text:span text:style-name="T2">Shift-F6 <text:s text:c="24"/>Detach session and do </text:span><text:span text:style-name="T12">not logout</text:span></text:p>
      <text:p text:style-name="P21"><text:s text:c="2"/><text:span text:style-name="T2">Alt-F6 <text:s text:c="26"/>Detach all clients but yourself</text:span></text:p>
      <text:p text:style-name="P4">Kill/Exit</text:p>
      <text:p text:style-name="P28"><text:span text:style-name="T2"><text:s text:c="2"/>Ctrl-F6 <text:s text:c="25"/>Kill </text:span><text:span text:style-name="T1">split/</text:span><text:span text:style-name="T17">window</text:span><text:span text:style-name="T2"> in focus</text:span></text:p>
      <text:p text:style-name="P6">Scrollback</text:p>
      <text:p text:style-name="P17"><text:s text:c="2"/><text:span text:style-name="T2">F7 <text:s text:c="30"/>Enter scrollback history</text:span></text:p>
      <text:p text:style-name="P17"><text:s text:c="2"/><text:span text:style-name="T2">Alt-PageUp/PageDown <text:s text:c="13"/>Enter and move through scrollback</text:span></text:p>
      <text:p text:style-name="P17"><text:s text:c="2"/><text:span text:style-name="T2">Shift-F7 <text:s text:c="24"/>Save history to $BYOBU_RUN_DIR/printscreen</text:span></text:p>
      <text:p text:style-name="P3">Status</text:p>
      <text:p text:style-name="P22"><text:s text:c="2"/><text:span text:style-name="T2">F5 <text:s text:c="30"/>Reload profile, refresh status</text:span></text:p>
      <text:p text:style-name="P22"><text:s text:c="2"/><text:span text:style-name="T2">Alt-F5 <text:s text:c="26"/>Toggle UTF-8 support, refresh status</text:span></text:p>
      <text:p text:style-name="P22"><text:s text:c="2"/><text:span text:style-name="T2">Shift-F5 <text:s text:c="24"/>Toggle through status lines</text:span></text:p>
      <text:p text:style-name="P22"><text:s text:c="2"/><text:span text:style-name="T2">Ctrl-F5 <text:s text:c="25"/>Reconnect ssh/gpg/dbus sockets</text:span></text:p>
      <text:p text:style-name="P15"><text:s text:c="2"/>Ctrl-Shift-F5 <text:s text:c="19"/>Change status bar's color randomly</text:p>
      <text:p text:style-name="P4">Config</text:p>
      <text:p text:style-name="P16"><text:s text:c="2"/>F9 <text:s text:c="30"/>Launch byobu-config window</text:p>
      <text:p text:style-name="P13"><text:span text:style-name="T21">Help</text:span> </text:p>
      <text:p text:style-name="P22"><text:span text:style-name="T2"><text:s text:c="2"/>Shift-F1 <text:s text:c="24"/>Display this </text:span><text:span text:style-name="T12">help</text:span></text:p>
      <text:p text:style-name="P10"><text:span text:style-name="T15">E</text:span><text:span text:style-name="T1">scape Sequence</text:span></text:p>
      <text:p text:style-name="P23"><text:span text:style-name="T13"><text:s text:c="2"/></text:span><text:span text:style-name="T6">F12, </text:span><text:span text:style-name="T7">Ctrl a</text:span><text:span text:style-name="T6"> <text:s text:c="21"/>Escape sequ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i Großherr</meta:initial-creator>
    <meta:creation-date>2019-05-01T18:55:43.683049284</meta:creation-date>
    <dc:date>2019-05-01T23:20:52.016442034</dc:date>
    <dc:creator>Nicolai Großherr</dc:creator>
    <meta:editing-duration>PT35M36S</meta:editing-duration>
    <meta:editing-cycles>8</meta:editing-cycles>
    <meta:generator>LibreOffice/6.2.2.2$Linux_X86_64 LibreOffice_project/20$Build-2</meta:generator>
    <meta:printed-by>Nicolai Großherr</meta:printed-by>
    <meta:print-date>2019-05-01T19:49:00.289123225</meta:print-date>
    <meta:document-statistic meta:table-count="0" meta:image-count="0" meta:object-count="0" meta:page-count="1" meta:paragraph-count="62" meta:word-count="254" meta:character-count="2762" meta:non-whitespace-character-count="1511"/>
  </office:meta>
</office:document-meta>
</file>